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64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.313cm" svg:height="14.18cm" svg:x="12.044cm" svg:y="1.746cm">
            <draw:object draw:notify-on-update-of-ranges="Sheet1.A1:Sheet1.A1 Sheet1.A2:Sheet1.A15 Sheet1.B1:Sheet1.B1 Sheet1.B2:Sheet1.B15 Sheet1.C1:Sheet1.C1 Sheet1.C2:Sheet1.C15 Sheet1.D1:Sheet1.D1 Sheet1.D2:Sheet1.D15 Sheet1.E1:Sheet1.E1 Sheet1.E2:Sheet1.E15 Sheet1.F1:Sheet1.F1 Sheet1.F2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meeting_instance_score</text:p>
          </table:table-cell>
          <table:table-cell office:value-type="string">
            <text:p>all_meetings_score</text:p>
          </table:table-cell>
          <table:table-cell office:value-type="string">
            <text:p>bad</text:p>
          </table:table-cell>
          <table:table-cell office:value-type="string">
            <text:p>fair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date" office:date-value="2012-01-01">
            <text:p>2012-01-01</text:p>
          </table:table-cell>
          <table:table-cell office:value-type="float" office:value="60">
            <text:p>60</text:p>
          </table:table-cell>
          <table:table-cell table:formula="of:=60" office:value-type="float" office:value="60">
            <text:p>60.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2]+3" office:value-type="date" office:date-value="2012-01-04">
            <text:p>2012-01-04</text:p>
          </table:table-cell>
          <table:table-cell office:value-type="float" office:value="65">
            <text:p>65</text:p>
          </table:table-cell>
          <table:table-cell table:formula="of:=AVERAGE([.B2:.B3])" office:value-type="float" office:value="62.5">
            <text:p>62.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3]+3" office:value-type="date" office:date-value="2012-01-07">
            <text:p>2012-01-07</text:p>
          </table:table-cell>
          <table:table-cell office:value-type="float" office:value="68">
            <text:p>68</text:p>
          </table:table-cell>
          <table:table-cell table:formula="of:=AVERAGE([.B2:.B4])" office:value-type="float" office:value="64.3333333333333">
            <text:p>64.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4]+3" office:value-type="date" office:date-value="2012-01-10">
            <text:p>2012-01-10</text:p>
          </table:table-cell>
          <table:table-cell office:value-type="float" office:value="70">
            <text:p>70</text:p>
          </table:table-cell>
          <table:table-cell table:formula="of:=AVERAGE([.B2:.B5])" office:value-type="float" office:value="65.75">
            <text:p>65.7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5]+3" office:value-type="date" office:date-value="2012-01-13">
            <text:p>2012-01-13</text:p>
          </table:table-cell>
          <table:table-cell office:value-type="float" office:value="70">
            <text:p>70</text:p>
          </table:table-cell>
          <table:table-cell table:formula="of:=AVERAGE([.B2:.B6])" office:value-type="float" office:value="66.6">
            <text:p>66.6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6]+3" office:value-type="date" office:date-value="2012-01-16">
            <text:p>2012-01-16</text:p>
          </table:table-cell>
          <table:table-cell office:value-type="float" office:value="55">
            <text:p>55</text:p>
          </table:table-cell>
          <table:table-cell table:formula="of:=AVERAGE([.B2:.B7])" office:value-type="float" office:value="64.6666666666667">
            <text:p>64.6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7]+3" office:value-type="date" office:date-value="2012-01-19">
            <text:p>2012-01-19</text:p>
          </table:table-cell>
          <table:table-cell office:value-type="float" office:value="75">
            <text:p>75</text:p>
          </table:table-cell>
          <table:table-cell table:formula="of:=AVERAGE([.B2:.B8])" office:value-type="float" office:value="66.1428571428571">
            <text:p>66.1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8]+3" office:value-type="date" office:date-value="2012-01-22">
            <text:p>2012-01-22</text:p>
          </table:table-cell>
          <table:table-cell office:value-type="float" office:value="85">
            <text:p>85</text:p>
          </table:table-cell>
          <table:table-cell table:formula="of:=AVERAGE([.B2:.B9])" office:value-type="float" office:value="68.5">
            <text:p>68.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9]+3" office:value-type="date" office:date-value="2012-01-25">
            <text:p>2012-01-25</text:p>
          </table:table-cell>
          <table:table-cell office:value-type="float" office:value="75">
            <text:p>75</text:p>
          </table:table-cell>
          <table:table-cell table:formula="of:=AVERAGE([.B2:.B10])" office:value-type="float" office:value="69.2222222222222">
            <text:p>69.2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10]+3" office:value-type="date" office:date-value="2012-01-28">
            <text:p>2012-01-28</text:p>
          </table:table-cell>
          <table:table-cell office:value-type="float" office:value="85">
            <text:p>85</text:p>
          </table:table-cell>
          <table:table-cell table:formula="of:=AVERAGE([.B2:.B11])" office:value-type="float" office:value="70.8">
            <text:p>70.8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11]+3" office:value-type="date" office:date-value="2012-01-31">
            <text:p>2012-01-31</text:p>
          </table:table-cell>
          <table:table-cell office:value-type="float" office:value="85">
            <text:p>85</text:p>
          </table:table-cell>
          <table:table-cell table:formula="of:=AVERAGE([.B2:.B12])" office:value-type="float" office:value="72.0909090909091">
            <text:p>72.0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12]+3" office:value-type="date" office:date-value="2012-02-03">
            <text:p>2012-02-03</text:p>
          </table:table-cell>
          <table:table-cell office:value-type="float" office:value="89">
            <text:p>89</text:p>
          </table:table-cell>
          <table:table-cell table:formula="of:=AVERAGE([.B2:.B13])" office:value-type="float" office:value="73.5">
            <text:p>73.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13]+3" office:value-type="date" office:date-value="2012-02-06">
            <text:p>2012-02-06</text:p>
          </table:table-cell>
          <table:table-cell office:value-type="float" office:value="91">
            <text:p>91</text:p>
          </table:table-cell>
          <table:table-cell table:formula="of:=AVERAGE([.B2:.B14])" office:value-type="float" office:value="74.8461538461538">
            <text:p>74.8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14]+3" office:value-type="date" office:date-value="2012-02-09">
            <text:p>2012-02-09</text:p>
          </table:table-cell>
          <table:table-cell office:value-type="float" office:value="80">
            <text:p>80</text:p>
          </table:table-cell>
          <table:table-cell table:formula="of:=AVERAGE([.B2:.B15])" office:value-type="float" office:value="75.2142857142857">
            <text:p>75.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2" number:min-integer-digits="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Archbold</meta:initial-creator>
    <meta:creation-date>2013-02-06T17:21:19</meta:creation-date>
    <dc:date>2013-02-06T17:46:23</dc:date>
    <dc:creator>Richard Archbold</dc:creator>
    <meta:editing-duration>PT20M13S</meta:editing-duration>
    <meta:editing-cycles>3</meta:editing-cycles>
    <meta:generator>LibreOffice/3.6$Linux_x86 LibreOffice_project/360m1$Build-2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09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link-data-style-to-source="false" chart:axis-position="0" style:rotation-angle="32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_20__28_var_29_" svg:stroke-width="0.08cm" svg:stroke-color="#c0c0c0" svg:stroke-opacity="85%" draw:fill-color="#c0c0c0" draw:opacity="8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8cm" svg:stroke-color="#c0c0c0" svg:stroke-opacity="85%" draw:fill-color="#c0c0c0" draw:opacity="8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14cm" svg:height="14.181cm" xlink:href=".." xlink:type="simple" chart:class="chart:line" chart:style-name="ch1">
        <chart:legend chart:legend-position="end" svg:x="15.438cm" svg:y="5.795cm" style:legend-expansion="high" chart:style-name="ch2"/>
        <chart:plot-area chart:style-name="ch3" table:cell-range-address="Sheet1.A1:Sheet1.F15" chart:data-source-has-labels="both" svg:x="0.876cm" svg:y="1.267cm" svg:width="13.711cm" svg:height="12.211cm">
          <chartooo:coordinate-region svg:x="1.683cm" svg:y="1.466cm" svg:width="12.904cm" svg:height="10.829cm"/>
          <chart:axis chart:dimension="x" chart:name="primary-x" chart:style-name="ch4" chartooo:axis-type="date">
            <chartooo:date-scale chart:major-interval-value="7" chart:major-interval-unit="days"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line">
            <chart:data-point chart:repeated="14"/>
          </chart:series>
          <chart:series chart:style-name="ch8" chart:values-cell-range-address="Sheet1.C2:Sheet1.C15" chart:label-cell-address="Sheet1.C1:Sheet1.C1" chart:class="chart:line">
            <chart:data-point chart:repeated="14"/>
          </chart:series>
          <chart:series chart:style-name="ch9" chart:values-cell-range-address="Sheet1.D2:Sheet1.D15" chart:label-cell-address="Sheet1.D1:Sheet1.D1" chart:class="chart:line">
            <chart:data-point chart:repeated="14"/>
          </chart:series>
          <chart:series chart:style-name="ch10" chart:values-cell-range-address="Sheet1.E2:Sheet1.E15" chart:label-cell-address="Sheet1.E1:Sheet1.E1" chart:class="chart:line">
            <chart:data-point chart:repeated="14"/>
          </chart:series>
          <chart:series chart:style-name="ch10" chart:values-cell-range-address="Sheet1.F2:Sheet1.F15" chart:label-cell-address="Sheet1.F1:Sheet1.F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eting_instance_score</text:p>
                <draw:g>
                  <svg:desc>Sheet1.B1:Sheet1.B1</svg:desc>
                </draw:g>
              </table:table-cell>
              <table:table-cell office:value-type="string">
                <text:p>all_meetings_score</text:p>
                <draw:g>
                  <svg:desc>Sheet1.C1:Sheet1.C1</svg:desc>
                </draw:g>
              </table:table-cell>
              <table:table-cell office:value-type="string">
                <text:p>bad</text:p>
                <draw:g>
                  <svg:desc>Sheet1.D1:Sheet1.D1</svg:desc>
                </draw:g>
              </table:table-cell>
              <table:table-cell office:value-type="string">
                <text:p>fair</text:p>
                <draw:g>
                  <svg:desc>Sheet1.E1:Sheet1.E1</svg:desc>
                </draw:g>
              </table:table-cell>
              <table:table-cell office:value-type="string">
                <text:p>goo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0909">
                <text:p>40910</text:p>
                <draw:g>
                  <svg:desc>Sheet1.A2:Sheet1.A15</svg:desc>
                </draw:g>
              </table:table-cell>
              <table:table-cell office:value-type="float" office:value="60">
                <text:p>60</text:p>
                <draw:g>
                  <svg:desc>Sheet1.B2:Sheet1.B15</svg:desc>
                </draw:g>
              </table:table-cell>
              <table:table-cell office:value-type="float" office:value="60">
                <text:p>60</text:p>
                <draw:g>
                  <svg:desc>Sheet1.C2:Sheet1.C15</svg:desc>
                </draw:g>
              </table:table-cell>
              <table:table-cell office:value-type="float" office:value="25">
                <text:p>25</text:p>
                <draw:g>
                  <svg:desc>Sheet1.D2:Sheet1.D15</svg:desc>
                </draw:g>
              </table:table-cell>
              <table:table-cell office:value-type="float" office:value="50">
                <text:p>50</text:p>
                <draw:g>
                  <svg:desc>Sheet1.E2:Sheet1.E15</svg:desc>
                </draw:g>
              </table:table-cell>
              <table:table-cell office:value-type="float" office:value="75">
                <text:p>75</text:p>
                <draw:g>
                  <svg:desc>Sheet1.F2:Sheet1.F15</svg:desc>
                </draw:g>
              </table:table-cell>
            </table:table-row>
            <table:table-row>
              <table:table-cell office:value-type="float" office:value="40912">
                <text:p>40910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15">
                <text:p>40920</text:p>
              </table:table-cell>
              <table:table-cell office:value-type="float" office:value="68">
                <text:p>68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18">
                <text:p>40920</text:p>
              </table:table-cell>
              <table:table-cell office:value-type="float" office:value="70">
                <text:p>70</text:p>
              </table:table-cell>
              <table:table-cell office:value-type="float" office:value="65.75">
                <text:p>65.7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21">
                <text:p>40920</text:p>
              </table:table-cell>
              <table:table-cell office:value-type="float" office:value="70">
                <text:p>70</text:p>
              </table:table-cell>
              <table:table-cell office:value-type="float" office:value="66.6">
                <text:p>66.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24">
                <text:p>40920</text:p>
              </table:table-cell>
              <table:table-cell office:value-type="float" office:value="55">
                <text:p>55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75">
                <text:p>75</text:p>
              </table:table-cell>
              <table:table-cell office:value-type="float" office:value="66.1428571428571">
                <text:p>66.1428571428571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30">
                <text:p>40930</text:p>
              </table:table-cell>
              <table:table-cell office:value-type="float" office:value="85">
                <text:p>85</text:p>
              </table:table-cell>
              <table:table-cell office:value-type="float" office:value="68.5">
                <text:p>68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33">
                <text:p>40930</text:p>
              </table:table-cell>
              <table:table-cell office:value-type="float" office:value="75">
                <text:p>75</text:p>
              </table:table-cell>
              <table:table-cell office:value-type="float" office:value="69.2222222222222">
                <text:p>69.2222222222222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36">
                <text:p>40940</text:p>
              </table:table-cell>
              <table:table-cell office:value-type="float" office:value="85">
                <text:p>85</text:p>
              </table:table-cell>
              <table:table-cell office:value-type="float" office:value="70.8">
                <text:p>70.8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85">
                <text:p>85</text:p>
              </table:table-cell>
              <table:table-cell office:value-type="float" office:value="72.0909090909091">
                <text:p>72.0909090909091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42">
                <text:p>40940</text:p>
              </table:table-cell>
              <table:table-cell office:value-type="float" office:value="89">
                <text:p>89</text:p>
              </table:table-cell>
              <table:table-cell office:value-type="float" office:value="73.5">
                <text:p>73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45">
                <text:p>40950</text:p>
              </table:table-cell>
              <table:table-cell office:value-type="float" office:value="91">
                <text:p>91</text:p>
              </table:table-cell>
              <table:table-cell office:value-type="float" office:value="74.8461538461538">
                <text:p>74.8461538461538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48">
                <text:p>40950</text:p>
              </table:table-cell>
              <table:table-cell office:value-type="float" office:value="80">
                <text:p>80</text:p>
              </table:table-cell>
              <table:table-cell office:value-type="float" office:value="75.2142857142857">
                <text:p>75.2142857142857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